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Sampler.TransactionSampler( TransactionController controlle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ansactionSampler.sample( Entry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Sampler.getSubSamp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Sampler.getTransaction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Sampler.TransactionSamp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nsactionSampler.setTransactionD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ransactionSampler.isTransactionD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Sampler.getTransaction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Sampler.setSubSampler( Sampler subSamp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Sampler.addSubSamplerResult( SampleResult r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